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738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ffffff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ffffff" draw:marker-start="Rounded_20_short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fill-color="#729fcf" draw:textarea-horizontal-align="justify" draw:textarea-vertical-align="middle" draw:auto-grow-height="false" fo:min-height="3.63cm" fo:min-width="5.644cm" fo:padding-top="0.165cm" fo:padding-bottom="0.165cm" fo:padding-left="0.29cm" fo:padding-right="0.29cm" style:protect="position size"/>
    </style:style>
    <style:style style:name="gr7" style:family="graphic" style:parent-style-name="standard">
      <style:graphic-properties draw:stroke="solid" svg:stroke-width="0.028cm" svg:stroke-color="#ffffff" draw:marker-start-width="0.242cm" draw:marker-end-width="0.242cm" draw:fill="none" draw:fill-color="#ffffff" draw:auto-grow-height="true" draw:auto-grow-width="false" fo:max-height="0cm" fo:min-height="0.738cm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draw:stroke-dash="Ultrafine_20_Dashed" svg:stroke-width="0.053cm" svg:stroke-color="#ffffff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svg:stroke-color="#ffffff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draw:stroke="none" svg:stroke-color="#ffffff" draw:marker-start="" draw:fill-color="#ffffff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="none" svg:stroke-color="#ffffff" draw:marker-start="" draw:fill-color="#ff3333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ffffff" draw:marker-start="" draw:fill-color="#ccff00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none" svg:stroke-color="#ffffff" draw:marker-start="" draw:fill-color="#66ff66" draw:textarea-horizontal-align="justify" draw:textarea-vertical-align="middle" draw:auto-grow-height="false" fo:min-height="0.034cm" fo:min-width="0cm"/>
    </style:style>
    <style:style style:name="gr15" style:family="graphic" style:parent-style-name="standard">
      <style:graphic-properties draw:stroke="none" svg:stroke-color="#ffffff" draw:marker-start="" draw:fill-color="#00cc33"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none" svg:stroke-color="#ffffff" draw:marker-start="" draw:fill-color="#ff6600" draw:textarea-horizontal-align="justify" draw:textarea-vertical-align="middle" draw:auto-grow-height="false" fo:min-height="0.034cm" fo:min-width="0cm"/>
    </style:style>
    <style:style style:name="gr17" style:family="graphic" style:parent-style-name="standard">
      <style:graphic-properties draw:stroke="none" svg:stroke-color="#ffffff" draw:marker-start="" draw:fill-color="#ffcc00" draw:textarea-horizontal-align="justify" draw:textarea-vertical-align="middle" draw:auto-grow-height="false" fo:min-height="0.034cm" fo:min-width="0cm"/>
    </style:style>
    <style:style style:name="gr18" style:family="graphic" style:parent-style-name="standard">
      <style:graphic-properties draw:stroke="none" svg:stroke-color="#ffffff" draw:marker-start="" draw:fill-color="#ccff66" draw:textarea-horizontal-align="justify" draw:textarea-vertical-align="middle" draw:auto-grow-height="false" fo:min-height="0.034cm" fo:min-width="0cm"/>
    </style:style>
    <style:style style:name="gr19" style:family="graphic" style:parent-style-name="standard">
      <style:graphic-properties svg:stroke-width="0.081cm" svg:stroke-color="#ffffff" draw:marker-start-width="0.321cm" draw:marker-end-width="0.321cm" draw:fill="none" draw:fill-color="#729fcf" draw:textarea-horizontal-align="justify" draw:textarea-vertical-align="middle" draw:auto-grow-height="false" fo:min-height="2.357cm" fo:min-width="4.087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9.177cm"/>
    </style:style>
    <style:style style:name="gr21" style:family="graphic" style:parent-style-name="Objet_20_sans_20_remplissage_20_et_20_sans_20_ligne">
      <style:graphic-properties draw:textarea-vertical-align="middle" draw:ole-draw-aspect="1" style:protect="size"/>
    </style:style>
    <style:style style:name="gr22" style:family="graphic" style:parent-style-name="Objet_20_sans_20_remplissage_20_et_20_sans_20_ligne">
      <style:graphic-properties svg:stroke-color="#ffffff"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689cm"/>
    </style:style>
    <style:style style:name="gr24" style:family="graphic" style:parent-style-name="objectwithoutfill">
      <style:graphic-properties svg:stroke-width="0.106cm" svg:stroke-color="#ffffff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686cm" fo:min-width="11.62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53cm" svg:stroke-color="#ffffff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ffffff" draw:marker-start-width="0.279cm" draw:marker-end-width="0.279cm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Standard-title">
      <style:graphic-properties fo:min-height="6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1.773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draw:auto-grow-height="true" fo:min-height="1.23cm"/>
    </style:style>
    <style:style style:name="co1" style:family="table-column">
      <style:table-column-properties style:column-width="6.356cm" style:use-optimal-column-width="false"/>
    </style:style>
    <style:style style:name="co2" style:family="table-column">
      <style:table-column-properties style:column-width="9.087cm" style:use-optimal-column-width="false"/>
    </style:style>
    <style:style style:name="co3" style:family="table-column">
      <style:table-column-properties style:column-width="6.25cm" style:use-optimal-column-width="false"/>
    </style:style>
    <style:style style:name="co4" style:family="table-column">
      <style:table-column-properties style:column-width="0.867cm" style:use-optimal-column-width="false"/>
    </style:style>
    <style:style style:name="co5" style:family="table-column">
      <style:table-column-properties style:column-width="0.862cm" style:use-optimal-column-width="false"/>
    </style:style>
    <style:style style:name="co6" style:family="table-column">
      <style:table-column-properties style:column-width="0.864cm" style:use-optimal-column-width="false"/>
    </style:style>
    <style:style style:name="co7" style:family="table-column">
      <style:table-column-properties style:column-width="0.8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0.938cm"/>
    </style:style>
    <style:style style:name="ro4" style:family="table-row">
      <style:table-row-properties style:row-height="0.939cm"/>
    </style:style>
    <style:style style:name="ce1" style:family="table-cell">
      <style:text-properties style:font-name="DejaVu Sans Light3" fo:font-weight="bold" style:font-weight-asian="bold" style:font-weight-complex="bold"/>
    </style:style>
    <style:style style:name="ce2" style:family="table-cell">
      <loext:graphic-properties draw:fill-color="#ff6600" draw:textarea-vertical-align="middle" fo:padding-top="0.1cm" fo:padding-bottom="0.1cm" fo:padding-left="0.1cm" fo:padding-right="0.1cm"/>
      <style:paragraph-properties fo:margin-left="0cm" fo:margin-right="0cm" fo:text-align="center" fo:text-indent="0cm" fo:border="0.03pt solid #ffffff"/>
      <style:text-properties fo:color="#ffffff" fo:font-size="18pt" fo:letter-spacing="-0.053cm" fo:background-color="transparent" style:font-size-asian="18pt" style:font-size-complex="18pt"/>
    </style:style>
    <style:style style:name="ce3" style:family="table-cell">
      <loext:graphic-properties draw:fill-color="#00cc33" draw:textarea-vertical-align="middle" fo:padding-top="0.1cm" fo:padding-bottom="0.1cm" fo:padding-left="0.1cm" fo:padding-right="0.1cm"/>
      <style:paragraph-properties fo:margin-left="0cm" fo:margin-right="0cm" fo:text-align="center" fo:text-indent="0cm" fo:border="0.03pt solid #ffffff"/>
      <style:text-properties fo:color="#ffffff" fo:font-size="18pt" fo:letter-spacing="-0.053cm" fo:background-color="transparen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paragraph-properties fo:text-align="end"/>
      <style:text-properties style:font-name="DejaVu Serif Condensed1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24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ccff00"/>
      <style:paragraph-properties fo:text-align="center"/>
    </style:style>
    <style:style style:name="P15" style:family="paragraph">
      <loext:graphic-properties draw:fill-color="#66ff66"/>
      <style:paragraph-properties fo:text-align="center"/>
    </style:style>
    <style:style style:name="P16" style:family="paragraph">
      <loext:graphic-properties draw:fill-color="#00cc33"/>
      <style:paragraph-properties fo:text-align="center"/>
    </style:style>
    <style:style style:name="P17" style:family="paragraph">
      <loext:graphic-properties draw:fill-color="#ff6600"/>
      <style:paragraph-properties fo:text-align="center"/>
    </style:style>
    <style:style style:name="P18" style:family="paragraph">
      <loext:graphic-properties draw:fill-color="#ffcc00"/>
      <style:paragraph-properties fo:text-align="center"/>
    </style:style>
    <style:style style:name="P19" style:family="paragraph">
      <loext:graphic-properties draw:fill-color="#ccff66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  <style:text-properties fo:color="#ffffff"/>
    </style:style>
    <style:style style:name="P23" style:family="paragraph">
      <style:paragraph-properties fo:margin-top="0cm" fo:margin-bottom="0.7cm"/>
    </style:style>
    <style:style style:name="P24" style:family="paragraph">
      <loext:graphic-properties draw:fill="none" draw:fill-color="#ffffff"/>
      <style:paragraph-properties fo:margin-top="0cm" fo:margin-bottom="0.7cm"/>
      <style:text-properties fo:font-size="28pt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style:paragraph-properties fo:margin-left="0cm" fo:margin-right="0cm" fo:text-align="center" fo:text-indent="0cm"/>
      <style:text-properties fo:letter-spacing="-0.053cm" fo:background-color="transparent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8pt" style:font-size-complex="28pt"/>
    </style:style>
    <style:style style:name="T5" style:family="text">
      <style:text-properties style:font-name="DejaVu Serif Condensed1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DejaVu Serif Condensed1"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DejaVu Serif Condensed1" fo:font-style="italic" style:font-style-asian="italic" style:font-style-complex="italic"/>
    </style:style>
    <style:style style:name="T11" style:family="text">
      <style:text-properties style:font-name="DejaVu Sans Light3" fo:font-weight="bold" style:font-weight-asian="bold" style:font-weight-complex="bold"/>
    </style:style>
    <style:style style:name="T12" style:family="text">
      <style:text-properties style:font-name="DejaVu Sans Light3"/>
    </style:style>
    <style:style style:name="T13" style:family="text">
      <style:text-properties style:text-position="33% 58%"/>
    </style:style>
    <style:style style:name="T14" style:family="text">
      <style:text-properties fo:font-size="28pt"/>
    </style:style>
    <style:style style:name="T15" style:family="text">
      <style:text-properties fo:font-size="18pt"/>
    </style:style>
    <style:style style:name="T16" style:family="text">
      <style:text-properties style:font-name="DejaVu Serif Condensed1" fo:font-size="18pt"/>
    </style:style>
    <style:style style:name="T17" style:family="text">
      <style:text-properties fo:color="#ffffff" fo:font-size="16pt" fo:letter-spacing="-0.053cm" fo:background-color="transparent" style:font-size-asian="18pt" style:font-size-complex="18pt"/>
    </style:style>
    <style:style style:name="T18" style:family="text">
      <style:text-properties fo:color="#ffffff" fo:font-size="18pt" fo:letter-spacing="-0.053cm" fo:background-color="transparent" style:font-size-asian="18pt" style:font-size-complex="1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2" draw:layer="layout" svg:width="25.199cm" svg:height="6.8cm" svg:x="1.401cm" svg:y="3.4cm" presentation:class="title" presentation:user-transformed="true">
          <draw:text-box>
            <text:p text:style-name="P1"><text:span text:style-name="T1">A</text:span><text:span text:style-name="T2">lgorithmes génétiques et application au problème du voyageur de commerce</text:span></text:p>
          </draw:text-box>
        </draw:frame>
        <draw:frame draw:style-name="gr1" draw:text-style-name="P3" draw:layer="layout" svg:width="6.238cm" svg:height="2.462cm" svg:x="20.4cm" svg:y="12.3cm">
          <draw:text-box>
            <text:p text:style-name="P1">Fabien Dubois</text:p>
            <text:p text:style-name="P1">Antoine RATO</text:p>
            <text:p text:style-name="P1">Corentin HEMBIS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7" draw:id="id7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Qu’est ce qu’un algorithme génétique ?</text:span></text:p>
          </draw:text-box>
        </draw:frame>
        <draw:frame presentation:style-name="pr4" draw:layer="layout" svg:width="25.199cm" svg:height="9.6cm" svg:x="1.4cm" svg:y="5.4cm" presentation:class="outline" presentation:user-transformed="true">
          <draw:text-box>
            <text:list text:style-name="L2">
              <text:list-item>
                <text:p xml:id="id8" text:id="id8">Trouver des solutions efficaces à un problème d’optimisation</text:p>
              </text:list-item>
              <text:list-item>
                <text:p xml:id="id9" text:id="id9">Obtenir une réponse en un temps convenable (on ne parcours pas la totalité de l’arbre des solutions)</text:p>
              </text:list-item>
              <text:list-item>
                <text:p xml:id="id10" text:id="id10">Imiter le principe de l’évolution des individus</text:p>
              </text:list-item>
            </text:list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Objectifs</text:span></text:p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presentation:node-type="main-sequence">
            <anim:par smil:begin="0s">
              <anim:par smil:begin="0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  <anim:par smil:begin="1.2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  <anim:par smil:begin="2.4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11" draw:id="id11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Qu’est ce qu’un algorithme génétique ?</text:span></text:p>
          </draw:text-box>
        </draw:frame>
        <draw:frame presentation:style-name="pr4" draw:layer="layout" svg:width="25.199cm" svg:height="9.6cm" svg:x="1.4cm" svg:y="5.5cm" presentation:class="outline" presentation:user-transformed="true">
          <draw:text-box>
            <text:list text:style-name="L2">
              <text:list-item>
                <text:p xml:id="id12" text:id="id12"><text:span text:style-name="T3">Individu </text:span>: une solution admissible du problème</text:p>
              </text:list-item>
              <text:list-item>
                <text:p xml:id="id13" text:id="id13"><text:span text:style-name="T3">Population </text:span>: un ensemble d'individus</text:p>
              </text:list-item>
              <text:list-item>
                <text:p xml:id="id14" text:id="id14"><text:span text:style-name="T3">Gène </text:span>: une partie d'un individu, une partie du problème</text:p>
              </text:list-item>
              <text:list-item>
                <text:p xml:id="id15" text:id="id15"><text:span text:style-name="T3">Génération </text:span>: une itération de l'algorithme</text:p>
              </text:list-item>
              <text:list-item>
                <text:p xml:id="id16" text:id="id16"><text:span text:style-name="T3">Fonction objectif</text:span> (fitness) : une fonction qui permet d’évaluer un individu</text:p>
              </text:list-item>
            </text:list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Vocabulaire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17" draw:id="id17">
        <office:forms form:automatic-focus="false" form:apply-design-mode="false"/>
        <draw:g xml:id="id32" draw:id="id32">
          <draw:line draw:style-name="gr3" draw:text-style-name="P8" draw:layer="layout" svg:x1="5.6cm" svg:y1="6.2cm" svg:x2="4.4cm" svg:y2="9.2cm">
            <text:p/>
          </draw:line>
          <draw:line draw:style-name="gr3" draw:text-style-name="P8" draw:layer="layout" svg:x1="3cm" svg:y1="6.8cm" svg:x2="4.4cm" svg:y2="9.2cm">
            <text:p/>
          </draw:line>
          <draw:line draw:style-name="gr4" draw:text-style-name="P8" draw:layer="layout" svg:x1="4.4cm" svg:y1="9.2cm" svg:x2="4.4cm" svg:y2="11.6cm">
            <text:p/>
          </draw:line>
        </draw:g>
        <draw:g xml:id="id29" draw:id="id29">
          <draw:line draw:style-name="gr3" draw:text-style-name="P8" draw:layer="layout" svg:x1="5.6cm" svg:y1="6.2cm" svg:x2="6.6cm" svg:y2="8.8cm">
            <text:p/>
          </draw:line>
          <draw:line draw:style-name="gr3" draw:text-style-name="P8" draw:layer="layout" svg:x1="8cm" svg:y1="5.4cm" svg:x2="6.6cm" svg:y2="8.8cm">
            <text:p/>
          </draw:line>
          <draw:line draw:style-name="gr5" draw:text-style-name="P8" draw:layer="layout" svg:x1="7.4cm" svg:y1="11.2cm" svg:x2="6.6cm" svg:y2="8.8cm">
            <text:p/>
          </draw:line>
          <draw:line draw:style-name="gr4" draw:text-style-name="P8" draw:layer="layout" svg:x1="6.6cm" svg:y1="8.8cm" svg:x2="5.8cm" svg:y2="12.4cm">
            <text:p/>
          </draw:line>
        </draw:g>
        <draw:custom-shape draw:style-name="gr6" draw:text-style-name="P9" xml:id="id27" draw:id="id27" draw:layer="layout" svg:width="8.8cm" svg:height="5.6cm" svg:x="1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Qu’est ce qu’un algorithme génétique ?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Principe</text:span></text:p>
          </draw:text-box>
        </draw:frame>
        <draw:frame draw:style-name="gr7" draw:text-style-name="P11" xml:id="id18" draw:id="id18" draw:layer="layout" svg:width="12.2cm" svg:height="1.016cm" svg:x="14.6cm" svg:y="4.037cm">
          <draw:text-box>
            <text:p text:style-name="P10">Création de <text:span text:style-name="T5">n</text:span> individus aléatoire</text:p>
          </draw:text-box>
        </draw:frame>
        <draw:frame draw:style-name="gr7" draw:text-style-name="P11" xml:id="id2" draw:id="id2" draw:layer="layout" svg:width="12.2cm" svg:height="1.016cm" svg:x="14.6cm" svg:y="6.037cm">
          <draw:text-box>
            <text:p text:style-name="P10">Évaluation des individus</text:p>
          </draw:text-box>
        </draw:frame>
        <draw:frame draw:style-name="gr7" draw:text-style-name="P11" xml:id="id23" draw:id="id23" draw:layer="layout" svg:width="12.2cm" svg:height="1.016cm" svg:x="14.6cm" svg:y="8.237cm">
          <draw:text-box>
            <text:p text:style-name="P10">Sélection des « meilleurs » individus</text:p>
          </draw:text-box>
        </draw:frame>
        <draw:frame draw:style-name="gr7" draw:text-style-name="P11" xml:id="id26" draw:id="id26" draw:layer="layout" svg:width="12.2cm" svg:height="1.016cm" svg:x="14.6cm" svg:y="10.237cm">
          <draw:text-box>
            <text:p text:style-name="P10">Croisement</text:p>
          </draw:text-box>
        </draw:frame>
        <draw:frame draw:style-name="gr7" draw:text-style-name="P11" xml:id="id35" draw:id="id35" draw:layer="layout" svg:width="12.2cm" svg:height="1.016cm" svg:x="14.6cm" svg:y="12.337cm">
          <draw:text-box>
            <text:p text:style-name="P10">Mutation</text:p>
          </draw:text-box>
        </draw:frame>
        <draw:frame draw:style-name="gr7" draw:text-style-name="P11" xml:id="id1" draw:id="id1" draw:layer="layout" svg:width="12.2cm" svg:height="1.016cm" svg:x="14.6cm" svg:y="14.337cm">
          <draw:text-box>
            <text:p text:style-name="P10">Nouvelle population</text:p>
          </draw:text-box>
        </draw:frame>
        <draw:polyline draw:style-name="gr8" draw:text-style-name="P8" xml:id="id20" draw:id="id20" draw:layer="layout" svg:width="0cm" svg:height="0.836cm" svg:x="20.8cm" svg:y="5.1cm" svg:viewBox="0 0 0 837" draw:points="0,0 0,837">
          <text:p/>
        </draw:polyline>
        <draw:polyline draw:style-name="gr8" draw:text-style-name="P8" xml:id="id22" draw:id="id22" draw:layer="layout" svg:width="0cm" svg:height="0.836cm" svg:x="20.8cm" svg:y="7.187cm" svg:viewBox="0 0 0 837" draw:points="0,0 0,837">
          <text:p/>
        </draw:polyline>
        <draw:polyline draw:style-name="gr8" draw:text-style-name="P8" xml:id="id25" draw:id="id25" draw:layer="layout" svg:width="0cm" svg:height="0.836cm" svg:x="20.8cm" svg:y="9.287cm" svg:viewBox="0 0 0 837" draw:points="0,0 0,837">
          <text:p/>
        </draw:polyline>
        <draw:polyline draw:style-name="gr8" draw:text-style-name="P8" xml:id="id34" draw:id="id34" draw:layer="layout" svg:width="0cm" svg:height="0.836cm" svg:x="20.8cm" svg:y="11.387cm" svg:viewBox="0 0 0 837" draw:points="0,0 0,837">
          <text:p/>
        </draw:polyline>
        <draw:polyline draw:style-name="gr8" draw:text-style-name="P8" xml:id="id36" draw:id="id36" draw:layer="layout" svg:width="0cm" svg:height="0.836cm" svg:x="20.8cm" svg:y="13.487cm" svg:viewBox="0 0 0 837" draw:points="0,0 0,837">
          <text:p/>
        </draw:polyline>
        <draw:g xml:id="id37" draw:id="id37">
          <draw:connector draw:style-name="gr9" draw:text-style-name="P8" draw:layer="layout" draw:line-skew="-0.286cm" svg:x1="14.6cm" svg:y1="14.845cm" svg:x2="14.6cm" svg:y2="6.545cm" draw:start-shape="id1" draw:start-glue-point="3" draw:end-shape="id2" draw:end-glue-point="3" svg:d="M14600 14845h-800v-8300h800" svg:viewBox="0 0 801 8301">
            <text:p/>
          </draw:connector>
          <draw:frame draw:style-name="gr10" draw:text-style-name="P11" draw:layer="layout" svg:width="4.2cm" svg:height="0.988cm" draw:transform="rotate (1.5707963267949) translate (12.9cm 12.4cm)">
            <draw:text-box>
              <text:p text:style-name="P10"><text:span text:style-name="T5">x</text:span> itérations</text:p>
            </draw:text-box>
          </draw:frame>
        </draw:g>
        <draw:g xml:id="id19" draw:id="id19">
          <draw:custom-shape draw:style-name="gr11" draw:text-style-name="P12" draw:layer="layout" svg:width="0.4cm" svg:height="0.4cm" svg:x="4.1cm" svg:y="7.5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5.401cm" svg:y="8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2.801cm" svg:y="9.1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7.401cm" svg:y="10.4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5.001cm" svg:y="10.4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7.701cm" svg:y="7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8.302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custom-shape draw:style-name="gr12" draw:text-style-name="P13" draw:layer="layout" svg:width="0.4cm" svg:height="0.4cm" svg:x="4.101cm" svg:y="7.5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4" draw:layer="layout" svg:width="0.4cm" svg:height="0.4cm" svg:x="5.402cm" svg:y="8.8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0.4cm" svg:height="0.4cm" svg:x="2.802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6" draw:layer="layout" svg:width="0.4cm" svg:height="0.4cm" svg:x="7.402cm" svg:y="10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4cm" svg:height="0.4cm" svg:x="5.002cm" svg:y="10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8" draw:layer="layout" svg:width="0.4cm" svg:height="0.4cm" svg:x="7.702cm" svg:y="7.9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9" draw:layer="layout" svg:width="0.4cm" svg:height="0.4cm" svg:x="8.303cm" svg:y="9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13" draw:text-style-name="P14" draw:layer="layout" svg:width="0.4cm" svg:height="0.4cm" svg:x="5.403cm" svg:y="8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0.4cm" svg:height="0.4cm" svg:x="2.803cm" svg:y="9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6" draw:layer="layout" svg:width="0.4cm" svg:height="0.4cm" svg:x="7.403cm" svg:y="10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8" draw:layer="layout" svg:width="0.4cm" svg:height="0.4cm" svg:x="7.703cm" svg:y="7.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9" xml:id="id28" draw:id="id28" draw:layer="layout" svg:width="6.599cm" svg:height="3.799cm" svg:x="2.4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3" draw:id="id33" draw:layer="layout" svg:width="0.4cm" svg:height="0.4cm" svg:x="4.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1" draw:id="id31" draw:layer="layout" svg:width="0.4cm" svg:height="0.4cm" svg:x="5.6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0" draw:id="id30" draw:layer="layout" svg:width="0.4cm" svg:height="0.4cm" svg:x="7.4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.3s" smil:fill="hold" presentation:node-type="with-previous" presentation:preset-class="exit" presentation:preset-id="ooo-exit-fade-out">
                  <anim:transitionFilter smil:dur="2s" smil:targetElement="id19" smil:type="fade" smil:subtype="crossfade" smil:mode="out"/>
                  <anim:set smil:begin="1.999s" smil:dur="0.001s" smil:fill="hold" smil:targetElement="id19" smil:attributeName="visibility" smil:to="hidden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.3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75s" smil:dur="0.00025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27" svg:path="M0 0.0100461776770295v-0.175284788975955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19" svg:path="M0 0.0112480439721958v-0.170341994075337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21" svg:path="M0 0.0112565025684347v-0.162726897349515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24" svg:path="M0 0.0100964559183882v-0.181310964262027"/>
                </anim:par>
              </anim:par>
              <anim:par smil:begin="0.7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.7s" smil:fill="hold" presentation:node-type="with-previous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.7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  <anim:par smil:begin="1.9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.4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49975s" smil:dur="0.0002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0" svg:path="M0 0c-0.0285714285714286 0.101587301587302-0.0571428571428571 0.126984126984127-0.0571428571428571 0.12698412698412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.3s" smil:fill="hold" presentation:node-type="with-previous" presentation:preset-class="exit" presentation:preset-id="ooo-exit-fade-out">
                  <anim:transitionFilter smil:dur="0.5s" smil:targetElement="id28" smil:type="fade" smil:subtype="crossfade" smil:mode="out"/>
                  <anim:set smil:begin="0.49975s" smil:dur="0.00025s" smil:fill="hold" smil:targetElement="id28" smil:attributeName="visibility" smil:to="hidden"/>
                </anim:par>
              </anim:par>
              <anim:par smil:begin="0.8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0.5s" smil:fill="hold" smil:targetElement="id27" svg:path="M-0.00178571428571429-0.174649309898526v0.180283059479856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0.5s" smil:fill="hold" smil:targetElement="id24" svg:path="M0-0.173972057479223v0.194484164534373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3" svg:path="M0 0c-0.0214285714285714-0.107873015873016-0.00714285714285714-0.126984126984127-0.00714285714285714-0.126984126984127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1" svg:path="M0 0c0.05-0.0507936507936508 0.0142857142857143-0.13968253968254 0.0142857142857143-0.13968253968254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0" svg:path="M-0.0642857142857143 0.126984126984127c0.0857142857142857-0.0888888888888889 0.1-0.177777777777778 0.1-0.17777777777777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3" smil:attributeName="fill-color" smil:to="#99ff66" anim:color-interpolation="rgb" anim:color-interpolation-direction="clockwise"/>
                  <anim:set smil:dur="0.5s" smil:fill="hold" smil:targetElement="id33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38" draw:id="id38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Problème</text:span></text:p>
          </draw:text-box>
        </draw:frame>
        <draw:frame draw:style-name="gr20" draw:text-style-name="P20" draw:layer="layout" svg:width="22.842cm" svg:height="9.427cm" svg:x="2.4cm" svg:y="4.773cm">
          <draw:text-box>
            <text:p text:style-name="P10"><text:span text:style-name="T6">« Un voyageur de commerce doit visiter </text:span><text:span text:style-name="T7">n</text:span><text:span text:style-name="T6"> villes en passant par chaque ville exactement une fois. Il commence par une ville quelconque et termine en retournant à la ville de départ. »</text:span></text:p>
            <text:p text:style-name="P10"><text:span text:style-name="T8"/></text:p>
            <text:p text:style-name="P10"><text:span text:style-name="T8">Quel chemin faut-il choisir afin de minimiser la distance parcourue ?</text:span></text:p>
          </draw:text-box>
        </draw:frame>
        <anim:par presentation:node-type="timing-root">
          <anim:par smil:begin="id3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39" draw:id="id39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Modélisation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header>
                <text:p><text:span text:style-name="T9">Soit</text:span></text:p>
                <text:p><text:span text:style-name="T9">n : le nombre de villes,</text:span></text:p>
                <text:p><text:span text:style-name="T9">v : une ville</text:span></text:p>
                <text:p><text:span text:style-name="T9">c : un chemin, c’est à dire une permutation des entiers de 1 à n</text:span></text:p>
                <text:p><text:span text:style-name="T9">D une matrice i x j : qui donne la distance de la ville i à j</text:span></text:p>
                <text:p><text:span text:style-name="T9">Alors, la fonction objectif pour un chemin est</text:span></text:p>
              </text:list-header>
            </text:list>
          </draw:text-box>
        </draw:frame>
        <draw:frame draw:style-name="gr21" draw:text-style-name="P10" draw:layer="layout" svg:width="0.871cm" svg:height="0.588cm" svg:x="7.929cm" svg:y="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22" draw:layer="layout" svg:width="5.999cm" svg:height="2.07cm" svg:x="21.801cm" svg:y="12.7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3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xml:id="id40" draw:id="id40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Quelle approche ?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item>
                <text:p>Chercher la solution optimale ?</text:p>
                <text:list>
                  <text:list-header>
                    <text:p>Parcourir toutes les permutations de 1 à n, coût de <text:span text:style-name="T10">O(n!)</text:span></text:p>
                    <text:p/>
                  </text:list-header>
                </text:list>
                <text:p/>
                <text:p/>
                <text:p/>
              </text:list-item>
              <text:list-item>
                <text:p>Chercher des solutions efficaces ?</text:p>
                <text:list>
                  <text:list-header>
                    <text:p>minimiser la distance et le coût de recherche</text:p>
                  </text:list-header>
                </text:list>
              </text:list-item>
            </text:list>
          </draw:text-box>
        </draw:frame>
        <draw:frame draw:style-name="standard" draw:layer="layout" svg:width="21.692cm" svg:height="3.991cm" svg:x="3.707cm" svg:y="8.2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1">Nombre de villes</text:span></text:p>
              </table:table-cell>
              <table:table-cell>
                <text:p><text:span text:style-name="T11">Nombre de permutations</text:span></text:p>
              </table:table-cell>
              <table:table-cell>
                <text:p><text:span text:style-name="T11">Temps</text:span></text:p>
              </table:table-cell>
            </table:table-row>
            <table:table-row table:style-name="ro1" table:default-cell-style-name="gray2">
              <table:table-cell>
                <text:p><text:span text:style-name="T12">10</text:span></text:p>
              </table:table-cell>
              <table:table-cell>
                <text:p>3 628 800</text:p>
              </table:table-cell>
              <table:table-cell>
                <text:p>3,6 s</text:p>
              </table:table-cell>
            </table:table-row>
            <table:table-row table:style-name="ro1" table:default-cell-style-name="gray1">
              <table:table-cell>
                <text:p><text:span text:style-name="T12">30</text:span></text:p>
              </table:table-cell>
              <table:table-cell>
                <text:p>26 x 10<text:span text:style-name="T13">31</text:span></text:p>
              </table:table-cell>
              <table:table-cell>
                <text:p>84 x 10<text:span text:style-name="T13">15</text:span> siècles</text:p>
              </table:table-cell>
            </table:table-row>
            <table:table-row table:style-name="ro1" table:default-cell-style-name="gray2">
              <table:table-cell>
                <text:p><text:span text:style-name="T12">100</text:span></text:p>
              </table:table-cell>
              <table:table-cell>
                <text:p>93 x 10<text:span text:style-name="T13">156</text:span></text:p>
              </table:table-cell>
              <table:table-cell>
                <text:p>3 x 10<text:span text:style-name="T13">142</text:span> siècles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xml:id="id41" draw:id="id41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Application d’un algorithme génétique</text:span></text:p>
          </draw:text-box>
        </draw:frame>
        <draw:frame draw:style-name="gr23" draw:text-style-name="P24" draw:layer="layout" svg:width="11.6cm" svg:height="6.939cm" svg:x="1.6cm" svg:y="5.908cm">
          <draw:text-box>
            <text:p text:style-name="P23"><text:span text:style-name="T14">Ville</text:span></text:p>
            <text:p text:style-name="P23"><text:span text:style-name="T14">Chemin</text:span></text:p>
            <text:p text:style-name="P23"><text:span text:style-name="T14">Ensemble de chemins</text:span></text:p>
            <text:p text:style-name="P23"><text:span text:style-name="T14">Distance d’un chemin</text:span></text:p>
          </draw:text-box>
        </draw:frame>
        <draw:frame draw:style-name="gr23" draw:text-style-name="P24" draw:layer="layout" svg:width="11.6cm" svg:height="6.939cm" svg:x="15.5cm" svg:y="5.909cm">
          <draw:text-box>
            <text:p text:style-name="P23"><text:span text:style-name="T14">Gène</text:span></text:p>
            <text:p text:style-name="P23"><text:span text:style-name="T14">Individu</text:span></text:p>
            <text:p text:style-name="P23"><text:span text:style-name="T14">Population</text:span></text:p>
            <text:p text:style-name="P23"><text:span text:style-name="T14">Fonction objectif</text:span></text:p>
          </draw:text-box>
        </draw:frame>
        <draw:line draw:style-name="gr24" draw:text-style-name="P8" draw:layer="layout" svg:x1="13.3cm" svg:y1="6.6cm" svg:x2="14.9cm" svg:y2="6.6cm">
          <text:p/>
        </draw:line>
        <draw:line draw:style-name="gr24" draw:text-style-name="P8" draw:layer="layout" svg:x1="13.274cm" svg:y1="8.5cm" svg:x2="14.874cm" svg:y2="8.5cm">
          <text:p/>
        </draw:line>
        <draw:line draw:style-name="gr24" draw:text-style-name="P8" draw:layer="layout" svg:x1="13.274cm" svg:y1="10.3cm" svg:x2="14.874cm" svg:y2="10.3cm">
          <text:p/>
        </draw:line>
        <draw:line draw:style-name="gr24" draw:text-style-name="P8" draw:layer="layout" svg:x1="13.274cm" svg:y1="12.2cm" svg:x2="14.874cm" svg:y2="12.2cm">
          <text:p/>
        </draw:lin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xml:id="id42" draw:id="id42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Application d’un algorithme génétique</text:span></text:p>
          </draw:text-box>
        </draw:frame>
        <draw:frame draw:style-name="gr7" draw:text-style-name="P25" draw:layer="layout" svg:width="12.2cm" svg:height="1.016cm" svg:x="14.6cm" svg:y="4.037cm">
          <draw:text-box>
            <text:p text:style-name="P10"><text:span text:style-name="T15">Création de </text:span><text:span text:style-name="T16">n</text:span><text:span text:style-name="T15"> individus aléatoire</text:span></text:p>
          </draw:text-box>
        </draw:frame>
        <draw:frame draw:style-name="gr7" draw:text-style-name="P25" draw:layer="layout" svg:width="12.2cm" svg:height="1.016cm" svg:x="14.6cm" svg:y="6.037cm">
          <draw:text-box>
            <text:p text:style-name="P10"><text:span text:style-name="T15">Évaluation des individus</text:span></text:p>
          </draw:text-box>
        </draw:frame>
        <draw:frame draw:style-name="gr7" draw:text-style-name="P25" draw:layer="layout" svg:width="12.2cm" svg:height="1.016cm" svg:x="14.6cm" svg:y="8.237cm">
          <draw:text-box>
            <text:p text:style-name="P10"><text:span text:style-name="T15">Sélection des « meilleurs » individus</text:span></text:p>
          </draw:text-box>
        </draw:frame>
        <draw:frame draw:style-name="gr7" draw:text-style-name="P25" draw:layer="layout" svg:width="12.2cm" svg:height="1.016cm" svg:x="14.6cm" svg:y="10.237cm">
          <draw:text-box>
            <text:p text:style-name="P10"><text:span text:style-name="T15">Croisement</text:span></text:p>
          </draw:text-box>
        </draw:frame>
        <draw:frame draw:style-name="gr7" draw:text-style-name="P25" draw:layer="layout" svg:width="12.2cm" svg:height="1.016cm" svg:x="14.6cm" svg:y="12.337cm">
          <draw:text-box>
            <text:p text:style-name="P10"><text:span text:style-name="T15">Mutation</text:span></text:p>
          </draw:text-box>
        </draw:frame>
        <draw:frame draw:style-name="gr7" draw:text-style-name="P25" draw:layer="layout" svg:width="12.2cm" svg:height="1.016cm" svg:x="14.6cm" svg:y="14.337cm">
          <draw:text-box>
            <text:p text:style-name="P10"><text:span text:style-name="T15">Nouvelle population</text:span></text:p>
          </draw:text-box>
        </draw:frame>
        <draw:line draw:style-name="gr8" draw:text-style-name="P8" draw:layer="layout" svg:x1="20.8cm" svg:y1="5.1cm" svg:x2="20.8cm" svg:y2="5.937cm">
          <text:p/>
        </draw:line>
        <draw:line draw:style-name="gr8" draw:text-style-name="P8" draw:layer="layout" svg:x1="20.8cm" svg:y1="7.187cm" svg:x2="20.8cm" svg:y2="8.024cm">
          <text:p/>
        </draw:line>
        <draw:line draw:style-name="gr8" draw:text-style-name="P8" draw:layer="layout" svg:x1="20.8cm" svg:y1="9.287cm" svg:x2="20.8cm" svg:y2="10.124cm">
          <text:p/>
        </draw:line>
        <draw:line draw:style-name="gr8" draw:text-style-name="P8" draw:layer="layout" svg:x1="20.8cm" svg:y1="11.387cm" svg:x2="20.8cm" svg:y2="12.224cm">
          <text:p/>
        </draw:line>
        <draw:line draw:style-name="gr8" draw:text-style-name="P8" draw:layer="layout" svg:x1="20.8cm" svg:y1="13.487cm" svg:x2="20.8cm" svg:y2="14.324cm">
          <text:p/>
        </draw:line>
        <draw:g>
          <draw:connector draw:style-name="gr9" draw:text-style-name="P8" draw:layer="layout" draw:line-skew="-0.286cm" svg:x1="14.6cm" svg:y1="14.845cm" svg:x2="14.6cm" svg:y2="6.545cm" svg:d="M14600 14845h-800v-8300h800" svg:viewBox="0 0 801 8301">
            <text:p/>
          </draw:connector>
          <draw:frame draw:style-name="gr10" draw:text-style-name="P11" draw:layer="layout" svg:width="4.2cm" svg:height="0.988cm" draw:transform="rotate (1.5707963267949) translate (12.9cm 12.4cm)">
            <draw:text-box>
              <text:p text:style-name="P10"><text:span text:style-name="T5">x</text:span> itérations</text:p>
            </draw:text-box>
          </draw:frame>
        </draw:g>
        <draw:frame presentation:style-name="pr4" draw:layer="layout" svg:width="11.599cm" svg:height="9.6cm" svg:x="1.401cm" svg:y="5.5cm" presentation:class="outline" presentation:user-transformed="true">
          <draw:text-box>
            <text:list text:style-name="L2">
              <text:list-item>
                <text:p xml:id="id44" text:id="id44">Sélection élitisme</text:p>
              </text:list-item>
              <text:list-item>
                <text:p xml:id="id45" text:id="id45">Sélection par roulette</text:p>
              </text:list-item>
              <text:list-item>
                <text:p xml:id="id46" text:id="id46">Sélection par rang</text:p>
              </text:list-item>
              <text:list-item>
                <text:p xml:id="id47" text:id="id47">Sélection par tournoi</text:p>
              </text:list-item>
            </text:list>
          </draw:text-box>
        </draw:frame>
        <draw:custom-shape draw:style-name="gr25" draw:text-style-name="P8" xml:id="id43" draw:id="id43" draw:layer="layout" svg:width="12.2cm" svg:height="1.016cm" svg:x="14.6cm" svg:y="8.23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xml:id="id48" draw:id="id48" draw:layer="layout" svg:width="12.2cm" svg:height="1.016cm" svg:x="14.6cm" svg:y="10.237cm">
          <text:p/>
          <draw:enhanced-geometry svg:viewBox="0 0 21600 21600" draw:type="rectangle" draw:enhanced-path="M 0 0 L 21600 0 21600 21600 0 21600 0 0 Z N"/>
        </draw:custom-shape>
        <draw:frame draw:style-name="standard" xml:id="id3" draw:id="id3" draw:layer="layout" svg:width="5.196cm" svg:height="0.895cm" svg:x="0.61cm" svg:y="6.93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26"><text:span text:style-name="T17">4</text:span></text:p>
              </table:table-cell>
              <table:table-cell>
                <text:p text:style-name="P26"><text:span text:style-name="T17">2</text:span></text:p>
              </table:table-cell>
              <table:table-cell>
                <text:p text:style-name="P26"><text:span text:style-name="T17">1</text:span></text:p>
              </table:table-cell>
              <table:table-cell>
                <text:p text:style-name="P26"><text:span text:style-name="T17">6</text:span></text:p>
              </table:table-cell>
              <table:table-cell>
                <text:p text:style-name="P26"><text:span text:style-name="T17">3</text:span></text:p>
              </table:table-cell>
              <table:table-cell>
                <text:p text:style-name="P26"><text:span text:style-name="T17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5.198cm" svg:height="0.937cm" svg:x="6.811cm" svg:y="6.93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6"/>
            <table:table-row table:style-name="ro3" table:default-cell-style-name="ce3">
              <table:table-cell>
                <text:p text:style-name="P26"><text:span text:style-name="T18">5</text:span></text:p>
              </table:table-cell>
              <table:table-cell>
                <text:p text:style-name="P26"><text:span text:style-name="T18">2</text:span></text:p>
              </table:table-cell>
              <table:table-cell>
                <text:p text:style-name="P26"><text:span text:style-name="T18">3</text:span></text:p>
              </table:table-cell>
              <table:table-cell>
                <text:p text:style-name="P26"><text:span text:style-name="T18">4</text:span></text:p>
              </table:table-cell>
              <table:table-cell>
                <text:p text:style-name="P26"><text:span text:style-name="T18">6</text:span></text:p>
              </table:table-cell>
              <table:table-cell>
                <text:p text:style-name="P26"><text:span text:style-name="T18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5.198cm" svg:height="0.937cm" svg:x="3.711cm" svg:y="9.23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6"/>
            <table:table-row table:style-name="ro3" table:default-cell-style-name="ce3">
              <table:table-cell table:style-name="ce2">
                <text:p text:style-name="P26"><text:span text:style-name="T18">4</text:span></text:p>
              </table:table-cell>
              <table:table-cell table:style-name="ce2">
                <text:p text:style-name="P26"><text:span text:style-name="T18">2</text:span></text:p>
              </table:table-cell>
              <table:table-cell>
                <text:p text:style-name="P26"><text:span text:style-name="T18">5</text:span></text:p>
              </table:table-cell>
              <table:table-cell>
                <text:p text:style-name="P26"><text:span text:style-name="T18">3</text:span></text:p>
              </table:table-cell>
              <table:table-cell>
                <text:p text:style-name="P26"><text:span text:style-name="T18">6</text:span></text:p>
              </table:table-cell>
              <table:table-cell>
                <text:p text:style-name="P26"><text:span text:style-name="T18">1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6" draw:text-style-name="P8" xml:id="id49" draw:id="id49" draw:layer="layout" draw:line-skew="-0.193cm" svg:x1="3.208cm" svg:y1="7.831cm" svg:x2="6.31cm" svg:y2="9.237cm" draw:start-shape="id3" draw:start-glue-point="2" draw:end-shape="id4" draw:end-glue-point="0" svg:d="M3208 7831v511h3102v895" svg:viewBox="0 0 3103 1407">
          <text:p/>
        </draw:connector>
        <draw:connector draw:style-name="gr27" draw:text-style-name="P10" xml:id="id50" draw:id="id50" draw:layer="layout" draw:line-skew="-0.206cm" svg:x1="9.41cm" svg:y1="7.874cm" svg:x2="6.31cm" svg:y2="9.237cm" draw:start-shape="id5" draw:start-glue-point="2" draw:end-shape="id4" svg:d="M9410 7874v476h-3100v887" svg:viewBox="0 0 3101 1364">
          <text:p/>
        </draw:connector>
        <draw:frame draw:style-name="standard" xml:id="id6" draw:id="id6" draw:layer="layout" svg:width="5.2cm" svg:height="0.938cm" svg:x="3.711cm" svg:y="11.31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7"/>
            <table:table-row table:style-name="ro4" table:default-cell-style-name="ce3">
              <table:table-cell table:style-name="ce2">
                <text:p text:style-name="P26"><text:span text:style-name="T18">4</text:span></text:p>
              </table:table-cell>
              <table:table-cell table:style-name="ce2">
                <text:p text:style-name="P26"><text:span text:style-name="T18">2</text:span></text:p>
              </table:table-cell>
              <table:table-cell>
                <text:p text:style-name="P26"><text:span text:style-name="T18">3</text:span></text:p>
              </table:table-cell>
              <table:table-cell>
                <text:p text:style-name="P26"><text:span text:style-name="T18">5</text:span></text:p>
              </table:table-cell>
              <table:table-cell>
                <text:p text:style-name="P26"><text:span text:style-name="T18">6</text:span></text:p>
              </table:table-cell>
              <table:table-cell>
                <text:p text:style-name="P26"><text:span text:style-name="T18">1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26" draw:text-style-name="P8" xml:id="id52" draw:id="id52" draw:layer="layout" draw:type="line" svg:x1="6.31cm" svg:y1="10.174cm" svg:x2="6.311cm" svg:y2="11.319cm" draw:start-shape="id4" draw:start-glue-point="2" draw:end-shape="id6" draw:end-glue-point="0" svg:d="M6310 10174l1 1145" svg:viewBox="0 0 2 1146">
          <text:p/>
        </draw:connector>
        <draw:custom-shape draw:style-name="gr25" draw:text-style-name="P8" xml:id="id51" draw:id="id51" draw:layer="layout" svg:width="12.2cm" svg:height="1.016cm" svg:x="14.6cm" svg:y="12.337cm">
          <text:p/>
          <draw:enhanced-geometry svg:viewBox="0 0 21600 21600" draw:type="rectangle" draw:enhanced-path="M 0 0 L 21600 0 21600 21600 0 21600 0 0 Z N"/>
        </draw:custom-shape>
        <draw:frame draw:style-name="gr28" draw:text-style-name="P27" draw:layer="layout" svg:width="5.8cm" svg:height="0.8cm" svg:x="6.4cm" svg:y="10.4cm">
          <draw:text-box>
            <text:p xml:id="id53" text:id="id53"><text:span text:style-name="T19">Probabilité faible (&lt; 0,1)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3" smil:type="fade" smil:subtype="crossfade" smil:mode="out"/>
                  <anim:set smil:begin="0.49975s" smil:dur="0.00025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4" anim:sub-item="text" smil:type="fade" smil:subtype="crossfade" smil:mode="out"/>
                  <anim:set smil:begin="0.49975s" smil:dur="0.00025s" smil:fill="hold" smil:targetElement="id44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5" anim:sub-item="text" smil:type="fade" smil:subtype="crossfade" smil:mode="out"/>
                  <anim:set smil:begin="0.49975s" smil:dur="0.00025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6" anim:sub-item="text" smil:type="fade" smil:subtype="crossfade" smil:mode="out"/>
                  <anim:set smil:begin="0.49975s" smil:dur="0.00025s" smil:fill="hold" smil:targetElement="id46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7" anim:sub-item="text" smil:type="fade" smil:subtype="crossfade" smil:mode="out"/>
                  <anim:set smil:begin="0.49975s" smil:dur="0.00025s" smil:fill="hold" smil:targetElement="id47" anim:sub-item="text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8" smil:type="fade" smil:subtype="crossfade" smil:mode="out"/>
                  <anim:set smil:begin="0.49975s" smil:dur="0.00025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54" draw:id="id54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Implémentation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xml:id="id55" draw:id="id55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Paramétrage de l’algorithme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item>
                <text:p><text:span text:style-name="T3">Paramètres sur lesquels influer :</text:span></text:p>
                <text:list>
                  <text:list-header>
                    <text:p><text:span text:style-name="T20">* Nombre d'itérations max ]1,5000[</text:span></text:p>
                    <text:p><text:span text:style-name="T20">* Nombre de villes ]10,50[</text:span></text:p>
                    <text:p><text:span text:style-name="T9">* Nombre d'individus initiaux ]1,1000[</text:span></text:p>
                    <text:p><text:span text:style-name="T9">Méthode de sélection (Élitisme, roulette, tournoi)</text:span></text:p>
                    <text:p><text:span text:style-name="T9">Taux de sélection ]0,1[</text:span></text:p>
                    <text:p><text:span text:style-name="T9">Taux de mutations ]0,1[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 xml:id="id56" draw:id="id56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Résultats</text:span>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Light2" fo:font-family="'DejaVu Sans Light'" style:font-style-name="ExtraLight" style:font-family-generic="swiss" style:font-pitch="variable" fo:font-weight="150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4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3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7:03:14.827692501</meta:creation-date>
    <dc:date>2016-05-25T18:07:38.387517052</dc:date>
    <meta:editing-duration>PT5H41M44S</meta:editing-duration>
    <meta:editing-cycles>34</meta:editing-cycles>
    <meta:generator>LibreOffice/5.1.3.2$Linux_X86_64 LibreOffice_project/10m0$Build-2</meta:generator>
    <meta:document-statistic meta:object-count="159"/>
  </office:meta>
</office:document-meta>
</file>

<file path=Object 2/content.xml><?xml version="1.0" encoding="utf-8"?>
<math xmlns="http://www.w3.org/1998/Math/MathML" display="block">
  <semantics>
    <msubsup>
      <mrow>
        <mo fence="true" stretchy="false">{</mo>
        <mrow>
          <mi>v</mi>
        </mrow>
        <mo fence="true" stretchy="false">}</mo>
      </mrow>
      <mn>1</mn>
      <mi>n</mi>
    </msubsup>
    <annotation encoding="StarMath 5.0">{lbrace v rbrace}_{1} sup { n 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c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D</mi>
            <mrow>
              <msub>
                <mi>c</mi>
                <mi>i</mi>
              </msub>
              <msub>
                <mi>c</mi>
                <mrow>
                  <mrow>
                    <mo fence="true" stretchy="false">(</mo>
                    <mrow>
                      <mrow>
                        <mi>i</mi>
                        <mo stretchy="false">+</mo>
                        <mn>1</mn>
                      </mrow>
                    </mrow>
                    <mo fence="true" stretchy="false">)</mo>
                  </mrow>
                  <mi mathvariant="italic">mod</mi>
                  <mi>n</mi>
                </mrow>
              </msub>
            </mrow>
          </msub>
        </mrow>
      </mrow>
    </mrow>
    <annotation encoding="StarMath 5.0">f( c ) = sum from{i=1} to{n} D_{ c_i c_{(i+1) mod  n} }</annotation>
  </semantics>
</math>
</file>